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FilePredicate.isIgnore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FilePredicate.NtFilePredicate( boolean ignoreEncoding , boolean ignore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FilePredicate.isIgnor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FilePredicate.evaluate( Object item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tFilePredicate.NtFil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